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700" draw:textarea-horizontal-align="justify" draw:textarea-vertical-align="middle" draw:auto-grow-height="false" fo:min-height="2.55cm" fo:min-width="5.6cm"/>
    </style:style>
    <style:style style:name="gr2" style:family="graphic" style:parent-style-name="standard">
      <style:graphic-properties draw:fill-color="#ffb700" draw:textarea-horizontal-align="justify" draw:textarea-vertical-align="middle" draw:auto-grow-height="false" fo:min-height="2.45cm" fo:min-width="5.6cm"/>
    </style:style>
    <style:style style:name="gr3" style:family="graphic" style:parent-style-name="standard">
      <style:graphic-properties draw:fill-color="#ffb700" draw:textarea-horizontal-align="justify" draw:textarea-vertical-align="middle" draw:auto-grow-height="false" fo:min-height="2.55cm" fo:min-width="5.5cm"/>
    </style:style>
    <style:style style:name="gr4" style:family="graphic" style:parent-style-name="standard">
      <style:graphic-properties draw:fill-color="#6bd9ca"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fill-color="#6bd9ca"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6bd9ca" draw:textarea-horizontal-align="justify" draw:textarea-vertical-align="middle" draw:auto-grow-height="false" fo:min-height="0.65cm" fo:min-width="2.6cm"/>
    </style:style>
    <style:style style:name="gr8" style:family="graphic" style:parent-style-name="standard">
      <style:graphic-properties draw:fill-color="#ffb700" draw:textarea-horizontal-align="justify" draw:textarea-vertical-align="middle" draw:auto-grow-height="false" fo:min-height="1.85cm" fo:min-width="4.1cm"/>
    </style:style>
    <style:style style:name="gr9" style:family="graphic" style:parent-style-name="standard">
      <style:graphic-properties draw:fill-color="#ffb700" draw:textarea-horizontal-align="justify" draw:textarea-vertical-align="middle" draw:auto-grow-height="false" fo:min-height="2.55cm" fo:min-width="4.2cm"/>
    </style:style>
    <style:style style:name="gr10" style:family="graphic" style:parent-style-name="standard">
      <style:graphic-properties draw:fill-color="#ff6a00" draw:textarea-horizontal-align="justify" draw:textarea-vertical-align="middle" draw:auto-grow-height="false" fo:min-height="4.45cm" fo:min-width="4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00a08a" draw:textarea-horizontal-align="justify" draw:textarea-vertical-align="middle" draw:auto-grow-height="false" fo:min-height="1.35cm" fo:min-width="5.2cm"/>
    </style:style>
    <style:style style:name="gr14" style:family="graphic" style:parent-style-name="standard">
      <style:graphic-properties draw:fill-color="#00a08a" draw:textarea-horizontal-align="justify" draw:textarea-vertical-align="middle" draw:auto-grow-height="false" fo:min-height="1.35cm" fo:min-width="5.3cm"/>
    </style:style>
    <style:style style:name="gr15" style:family="graphic" style:parent-style-name="standard">
      <style:graphic-properties draw:fill-color="#00a08a" draw:textarea-horizontal-align="justify" draw:textarea-vertical-align="middle" draw:auto-grow-height="false" fo:min-height="1.35cm" fo:min-width="5.4cm"/>
    </style:style>
    <style:style style:name="gr16" style:family="graphic" style:parent-style-name="standard">
      <style:graphic-properties svg:stroke-width="0.081cm" draw:marker-start-width="0.321cm" draw:marker-end-width="0.321cm" draw:textarea-vertical-align="bottom" fo:padding-top="0.165cm" fo:padding-bottom="0.165cm" fo:padding-left="0.29cm" fo:padding-right="0.29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fill-color="#00a08a" draw:textarea-horizontal-align="justify" draw:textarea-vertical-align="middle" draw:auto-grow-height="false" fo:min-height="1.35cm" fo:min-width="3.3cm"/>
    </style:style>
    <style:style style:name="gr19" style:family="graphic" style:parent-style-name="standard">
      <style:graphic-properties draw:fill-color="#00a08a" draw:textarea-horizontal-align="justify" draw:textarea-vertical-align="middle" draw:auto-grow-height="false" fo:min-height="1.45cm" fo:min-width="2.8cm"/>
    </style:style>
    <style:style style:name="gr20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2" style:family="graphic" style:parent-style-name="standard">
      <style:graphic-properties draw:fill-color="#ffb700" draw:textarea-horizontal-align="justify" draw:textarea-vertical-align="middle" draw:auto-grow-height="false" fo:min-height="2.75cm" fo:min-width="5cm"/>
    </style:style>
    <style:style style:name="gr23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bottom" fo:padding-top="0.165cm" fo:padding-bottom="0.165cm" fo:padding-left="0.29cm" fo:padding-right="0.29cm"/>
    </style:style>
    <style:style style:name="gr24" style:family="graphic" style:parent-style-name="standard">
      <style:graphic-properties draw:fill-color="#6bd9ca" draw:textarea-horizontal-align="justify" draw:textarea-vertical-align="middle" draw:auto-grow-height="false" fo:min-height="1.15cm" fo:min-width="4.1cm"/>
    </style:style>
    <style:style style:name="gr25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26.692cm" fo:min-width="22.542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1.192cm" fo:min-width="12.142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0.792cm" fo:min-width="12.05cm" fo:padding-top="0.204cm" fo:padding-bottom="0.204cm" fo:padding-left="0.329cm" fo:padding-right="0.329cm"/>
    </style:style>
    <style:style style:name="gr28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b700"/>
      <style:paragraph-properties fo:text-align="center"/>
    </style:style>
    <style:style style:name="P3" style:family="paragraph">
      <loext:graphic-properties draw:fill-color="#6bd9ca"/>
      <style:paragraph-properties fo:text-align="center"/>
    </style:style>
    <style:style style:name="P4" style:family="paragraph">
      <loext:graphic-properties draw:fill-color="#ff6a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position="0% 100%"/>
    </style:style>
    <style:style style:name="P6" style:family="paragraph">
      <loext:graphic-properties draw:fill-color="#00a08a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6.1cm" svg:height="2.8cm" svg:x="19.1cm" svg:y="6cm">
          <text:p text:style-name="P1"><text:span text:style-name="T1">Interface </text:span></text:p>
          <text:p text:style-name="P1"><text:span text:style-name="T1">Control </text:span></text:p>
          <text:p text:style-name="P1"><text:span text:style-name="T1">Unit (ISU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.1cm" svg:height="2.7cm" svg:x="25.5cm" svg:y="3cm">
          <text:p text:style-name="P1"><text:span text:style-name="T1">Camera Control</text:span></text:p>
          <text:p text:style-name="P1"><text:span text:style-name="T1">Unit (C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" draw:id="id9" draw:layer="layout" svg:width="6cm" svg:height="2.8cm" svg:x="28.1cm" svg:y="12.3cm">
          <draw:glue-point draw:id="4" svg:x="-2.333cm" svg:y="5cm"/>
          <draw:glue-point draw:id="6" svg:x="2.333cm" svg:y="5.003cm"/>
          <text:p text:style-name="P1"><text:span text:style-name="T1">Sensor Control</text:span></text:p>
          <text:p text:style-name="P1"><text:span text:style-name="T1">Unit (S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2cm" svg:height="1.6cm" svg:x="9.6cm" svg:y="18.9cm">
          <text:p text:style-name="P1">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2.3cm" svg:height="1.6cm" svg:x="18.7cm" svg:y="15.9cm">
          <text:p text:style-name="P1">RF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9.1cm" svg:y1="7.4cm" svg:x2="18.7cm" svg:y2="16.7cm" draw:start-shape="id1" draw:start-glue-point="3" draw:end-shape="id2" svg:d="M19100 7400h-901v9300h501" svg:viewBox="0 0 902 9301">
          <text:p text:style-name="P1"><text:s text:c="2"/>SPI</text:p>
        </draw:connector>
        <draw:custom-shape draw:style-name="gr7" draw:text-style-name="P3" xml:id="id3" draw:id="id3" draw:layer="layout" svg:width="3.1cm" svg:height="0.9cm" svg:x="18cm" svg:y="2.9cm">
          <text:p text:style-name="P1">IRIDIUM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4.6cm" svg:height="2.1cm" svg:x="6cm" svg:y="9cm">
          <text:p text:style-name="P1"><text:span text:style-name="T1">Сервер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4.7cm" svg:height="2.8cm" svg:x="8.9cm" svg:y="22.5cm">
          <text:p text:style-name="P1"><text:span text:style-name="T1">Приемная </text:span></text:p>
          <text:p text:style-name="P1"><text:span text:style-name="T1">станция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1.1cm" svg:y1="3.35cm" svg:x2="22.15cm" svg:y2="6cm" draw:start-shape="id3" draw:start-glue-point="1" draw:end-shape="id1" draw:end-glue-point="0" svg:d="M21100 3350h1050v2650" svg:viewBox="0 0 1051 2651">
          <text:p text:style-name="P1">UART <text:s text:c="5"/></text:p>
        </draw:connector>
        <draw:custom-shape draw:style-name="gr10" draw:text-style-name="P4" xml:id="id4" draw:id="id4" draw:layer="layout" svg:width="4.5cm" svg:height="4.7cm" svg:x="1.4cm" svg:y="21.7cm">
          <text:p text:style-name="P1"><text:span text:style-name="T1">Компьютер</text:span></text:p>
          <text:p text:style-name="P1"><text:span text:style-name="T1">операто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9cm" svg:y1="24.05cm" svg:x2="8.9cm" svg:y2="23.9cm" draw:start-shape="id4" draw:start-glue-point="1" draw:end-shape="id5" draw:end-glue-point="3" svg:d="M5900 24050h1500v-150h1500" svg:viewBox="0 0 3001 151">
          <text:p text:style-name="P1">TCP/UDP</text:p>
          <text:p text:style-name="P1"/>
          <text:p text:style-name="P1"/>
        </draw:connector>
        <draw:connector draw:style-name="gr6" draw:text-style-name="P1" draw:layer="layout" svg:x1="10.6cm" svg:y1="20.5cm" svg:x2="11.25cm" svg:y2="22.5cm" draw:start-shape="id6" draw:start-glue-point="2" draw:end-shape="id5" svg:d="M10600 20500v1000h650v1000" svg:viewBox="0 0 651 2001">
          <text:p text:style-name="P1"><text:s text:c="6"/>SPI</text:p>
          <text:p text:style-name="P1"/>
        </draw:connector>
        <draw:line draw:style-name="gr11" draw:text-style-name="P5" xml:id="id7" draw:id="id7" draw:layer="layout" svg:x1="26.5cm" svg:y1="9.9cm" svg:x2="35cm" svg:y2="9.9cm">
          <draw:glue-point draw:id="4" svg:x="-1.823cm" svg:y="0cm"/>
          <draw:glue-point draw:id="5" svg:x="2.529cm" svg:y="0cm"/>
          <draw:glue-point draw:id="6" svg:x="-3.47cm" svg:y="10cm"/>
          <draw:glue-point draw:id="7" svg:x="4.058cm" svg:y="1000cm"/>
          <text:p text:style-name="P1"><text:span text:style-name="T2">CAN</text:span></text:p>
          <text:p text:style-name="P1"><text:span text:style-name="T2"/></text:p>
        </draw:line>
        <draw:connector draw:style-name="gr12" draw:text-style-name="P1" draw:layer="layout" svg:x1="29.201cm" svg:y1="9.9cm" svg:x2="28.55cm" svg:y2="5.7cm" draw:start-shape="id7" draw:start-glue-point="4" draw:end-shape="id8" draw:end-glue-point="2" svg:d="M29201 9900v-2388h-651v-1812" svg:viewBox="0 0 652 4201">
          <text:p/>
        </draw:connector>
        <draw:connector draw:style-name="gr12" draw:text-style-name="P1" draw:layer="layout" svg:x1="32.899cm" svg:y1="9.9cm" svg:x2="31.1cm" svg:y2="12.3cm" draw:start-shape="id7" draw:start-glue-point="5" draw:end-shape="id9" draw:end-glue-point="0" svg:d="M32899 9900v1226h-1799v1174" svg:viewBox="0 0 1800 2401">
          <text:p/>
        </draw:connector>
        <draw:connector draw:style-name="gr12" draw:text-style-name="P1" draw:layer="layout" svg:x1="27.801cm" svg:y1="9.9cm" svg:x2="25.2cm" svg:y2="7.4cm" draw:start-shape="id7" draw:start-glue-point="6" draw:end-shape="id1" svg:d="M27801 9900v-2500h-2601" svg:viewBox="0 0 2602 2501">
          <text:p/>
        </draw:connector>
        <draw:custom-shape draw:style-name="gr13" draw:text-style-name="P6" xml:id="id14" draw:id="id14" draw:layer="layout" svg:width="5.7cm" svg:height="1.6cm" svg:x="34.7cm" svg:y="21.2cm">
          <text:p text:style-name="P1">Инерциальный </text:p>
          <text:p text:style-name="P1">датчи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12" draw:id="id12" draw:layer="layout" svg:width="5.8cm" svg:height="1.6cm" svg:x="34.7cm" svg:y="15.9cm">
          <text:p text:style-name="P1">Магнитометр</text:p>
          <draw:enhanced-geometry svg:viewBox="0 0 21600 21600" draw:type="rectangle" draw:enhanced-path="M 0 0 L 21600 0 21600 21600 0 21600 0 0 Z N"/>
        </draw:custom-shape>
        <draw:custom-shape draw:style-name="gr15" draw:text-style-name="P6" xml:id="id10" draw:id="id10" draw:layer="layout" svg:width="5.9cm" svg:height="1.6cm" svg:x="21.7cm" svg:y="15.9cm">
          <text:p text:style-name="P1">Термометр</text:p>
          <draw:enhanced-geometry svg:viewBox="0 0 21600 21600" draw:type="rectangle" draw:enhanced-path="M 0 0 L 21600 0 21600 21600 0 21600 0 0 Z N"/>
        </draw:custom-shape>
        <draw:custom-shape draw:style-name="gr14" draw:text-style-name="P6" xml:id="id13" draw:id="id13" draw:layer="layout" svg:width="5.8cm" svg:height="1.6cm" svg:x="34.7cm" svg:y="18.5cm">
          <text:p text:style-name="P1">Термогигро-</text:p>
          <text:p text:style-name="P1">барометр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9.701cm" svg:y1="15.1cm" svg:x2="27.6cm" svg:y2="16.7cm" draw:start-shape="id9" draw:start-glue-point="4" draw:end-shape="id10" draw:end-glue-point="1" svg:d="M29701 15100v1600h-2101" svg:viewBox="0 0 2102 1601">
          <text:p text:style-name="P1">1wire</text:p>
        </draw:connector>
        <draw:connector draw:style-name="gr16" draw:text-style-name="P1" draw:layer="layout" svg:x1="32.499cm" svg:y1="15.1cm" svg:x2="30.7cm" svg:y2="19.3cm" draw:start-shape="id9" draw:start-glue-point="6" draw:end-shape="id11" draw:end-glue-point="1" svg:d="M32499 15100v4200h-1799" svg:viewBox="0 0 1800 4201">
          <text:p text:style-name="P1">I2C</text:p>
        </draw:connector>
        <draw:connector draw:style-name="gr17" draw:text-style-name="P1" draw:layer="layout" svg:x1="34.1cm" svg:y1="13.7cm" svg:x2="34.1cm" svg:y2="13.7cm" draw:start-shape="id9" draw:end-shape="id9" svg:d="M34100 13700z" svg:viewBox="0 0 1 1">
          <text:p/>
        </draw:connector>
        <draw:connector draw:style-name="gr16" draw:text-style-name="P1" draw:layer="layout" svg:x1="34.7cm" svg:y1="16.7cm" svg:x2="32.499cm" svg:y2="15.1cm" draw:start-shape="id12" draw:start-glue-point="3" draw:end-shape="id9" draw:end-glue-point="6" svg:d="M34700 16700h-2201v-1600" svg:viewBox="0 0 2202 1601">
          <text:p text:style-name="P1">I2C</text:p>
        </draw:connector>
        <draw:connector draw:style-name="gr16" draw:text-style-name="P1" draw:layer="layout" svg:x1="34.7cm" svg:y1="19.3cm" svg:x2="32.499cm" svg:y2="15.1cm" draw:start-shape="id13" draw:start-glue-point="3" draw:end-shape="id9" draw:end-glue-point="6" svg:d="M34700 19300h-2201v-4200" svg:viewBox="0 0 2202 4201">
          <text:p text:style-name="P1">I2C</text:p>
        </draw:connector>
        <draw:connector draw:style-name="gr16" draw:text-style-name="P1" draw:layer="layout" svg:x1="34.7cm" svg:y1="22cm" svg:x2="32.499cm" svg:y2="15.1cm" draw:start-shape="id14" draw:start-glue-point="3" draw:end-shape="id9" draw:end-glue-point="6" svg:d="M34700 22000h-2201v-6900" svg:viewBox="0 0 2202 6901">
          <text:p text:style-name="P1">I2C</text:p>
        </draw:connector>
        <draw:connector draw:style-name="gr16" draw:text-style-name="P1" draw:layer="layout" svg:x1="32.499cm" svg:y1="15.1cm" svg:x2="30.7cm" svg:y2="22cm" draw:start-shape="id9" draw:start-glue-point="6" draw:end-shape="id15" draw:end-glue-point="1" svg:d="M32499 15100v6900h-1799" svg:viewBox="0 0 1800 6901">
          <text:p text:style-name="P1">I2C</text:p>
        </draw:connector>
        <draw:custom-shape draw:style-name="gr15" draw:text-style-name="P6" xml:id="id22" draw:id="id22" draw:layer="layout" svg:width="5.9cm" svg:height="1.6cm" svg:x="21.7cm" svg:y="21.2cm">
          <text:p text:style-name="P1">Фоторезисторы</text:p>
          <draw:enhanced-geometry svg:viewBox="0 0 21600 21600" draw:type="rectangle" draw:enhanced-path="M 0 0 L 21600 0 21600 21600 0 21600 0 0 Z N"/>
        </draw:custom-shape>
        <draw:custom-shape draw:style-name="gr18" draw:text-style-name="P6" xml:id="id16" draw:id="id16" draw:layer="layout" svg:width="3.8cm" svg:height="1.6cm" svg:x="35.4cm" svg:y="3.8cm">
          <text:p text:style-name="P1">Камера 1</text:p>
          <draw:enhanced-geometry svg:viewBox="0 0 21600 21600" draw:type="rectangle" draw:enhanced-path="M 0 0 L 21600 0 21600 21600 0 21600 0 0 Z N"/>
        </draw:custom-shape>
        <draw:custom-shape draw:style-name="gr18" draw:text-style-name="P6" xml:id="id17" draw:id="id17" draw:layer="layout" svg:width="3.8cm" svg:height="1.6cm" svg:x="35.4cm" svg:y="6.7cm">
          <text:p text:style-name="P1">Камера 2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7.3cm" svg:y1="3.8cm" svg:x2="28.55cm" svg:y2="3cm" draw:start-shape="id16" draw:end-shape="id8" draw:end-glue-point="0" svg:d="M37300 3800v-1301h-8750v501" svg:viewBox="0 0 8751 1302">
          <text:p text:style-name="P7">UART</text:p>
          <text:p text:style-name="P7"/>
          <text:p text:style-name="P7"/>
          <text:p text:style-name="P7"/>
        </draw:connector>
        <draw:connector draw:style-name="gr6" draw:text-style-name="P1" draw:layer="layout" svg:x1="35.4cm" svg:y1="7.5cm" svg:x2="31.6cm" svg:y2="4.35cm" draw:start-shape="id17" draw:start-glue-point="3" draw:end-shape="id8" draw:end-glue-point="1" svg:d="M35400 7500h-1900v-3150h-1900" svg:viewBox="0 0 3801 3151">
          <text:p text:style-name="P8"><text:s/>UART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19" draw:text-style-name="P6" xml:id="id18" draw:id="id18" draw:layer="layout" svg:width="3.3cm" svg:height="1.7cm" svg:x="23cm" svg:y="12.2cm">
          <text:p text:style-name="P1">GP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15cm" svg:y1="8.8cm" svg:x2="24.65cm" svg:y2="12.2cm" draw:start-shape="id1" draw:start-glue-point="2" draw:end-shape="id18" svg:d="M22150 8800v1706h2500v1694" svg:viewBox="0 0 2501 3401">
          <text:p text:style-name="P1">UART</text:p>
          <text:p text:style-name="P1"/>
        </draw:connector>
        <draw:connector draw:style-name="gr20" draw:text-style-name="P1" draw:layer="layout" svg:x1="3.65cm" svg:y1="21.7cm" svg:x2="8.3cm" svg:y2="11.1cm" draw:start-shape="id4" draw:start-glue-point="0" draw:end-shape="id19" draw:end-glue-point="2" svg:d="M3650 21700v-5300h4650v-5300" svg:viewBox="0 0 4651 10601">
          <text:p text:style-name="P1">TCP/UDP</text:p>
          <text:p text:style-name="P1"/>
        </draw:connector>
        <draw:connector draw:style-name="gr20" draw:text-style-name="P1" draw:layer="layout" svg:x1="18cm" svg:y1="3.35cm" svg:x2="6.6cm" svg:y2="4.3cm" draw:start-shape="id3" draw:start-glue-point="3" draw:end-shape="id20" draw:end-glue-point="1" svg:d="M18000 3350h-5700v950h-5700" svg:viewBox="0 0 11401 951">
          <text:p text:style-name="P1">SBD</text:p>
          <text:p text:style-name="P1"/>
          <text:p text:style-name="P1"/>
        </draw:connector>
        <draw:frame draw:style-name="gr21" draw:text-style-name="P9" draw:layer="layout" svg:width="0.502cm" svg:height="1.187cm" svg:x="14.9cm" svg:y="-1.3cm">
          <draw:text-box>
            <text:p/>
          </draw:text-box>
        </draw:frame>
        <draw:frame draw:style-name="gr21" draw:text-style-name="P9" draw:layer="layout" svg:width="0.502cm" svg:height="1.187cm" svg:x="28.1cm" svg:y="24.5cm">
          <draw:text-box>
            <text:p/>
          </draw:text-box>
        </draw:frame>
        <draw:custom-shape draw:style-name="gr22" draw:text-style-name="P2" xml:id="id21" draw:id="id21" draw:layer="layout" svg:width="5.5cm" svg:height="3cm" svg:x="34.9cm" svg:y="10.2cm">
          <text:p text:style-name="P1"><text:span text:style-name="T1">Power Control</text:span></text:p>
          <text:p text:style-name="P1"><text:span text:style-name="T1">Unit (P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4.199cm" svg:y1="9.9cm" svg:x2="34.9cm" svg:y2="11.7cm" draw:start-shape="id7" draw:start-glue-point="7" draw:end-shape="id21" draw:end-glue-point="3" svg:d="M34199 9900v1800h701" svg:viewBox="0 0 702 1801">
          <text:p/>
        </draw:connector>
        <draw:connector draw:style-name="gr23" draw:text-style-name="P1" draw:layer="layout" svg:x1="19.85cm" svg:y1="17.5cm" svg:x2="11.6cm" svg:y2="19.7cm" draw:start-shape="id2" draw:start-glue-point="2" draw:end-shape="id6" draw:end-glue-point="1" svg:d="M19850 17500v2200h-8250" svg:viewBox="0 0 8251 2201">
          <text:p text:style-name="P1">LoRaWAN</text:p>
        </draw:connector>
        <draw:custom-shape draw:style-name="gr24" draw:text-style-name="P3" xml:id="id20" draw:id="id20" draw:layer="layout" svg:width="4.6cm" svg:height="1.4cm" svg:x="2cm" svg:y="3.6cm">
          <text:p text:style-name="P1">IRIDIUM</text:p>
          <text:p text:style-name="P1">сервер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4.3cm" svg:y1="5cm" svg:x2="6cm" svg:y2="10.05cm" draw:start-shape="id20" draw:start-glue-point="2" draw:end-shape="id19" draw:end-glue-point="3" svg:d="M4300 5000v5050h1700" svg:viewBox="0 0 1701 5051">
          <text:p text:style-name="P1">TCP</text:p>
        </draw:connector>
        <draw:custom-shape draw:style-name="gr25" draw:text-style-name="P10" draw:layer="layout" svg:width="23.2cm" svg:height="27.1cm" svg:x="17.6cm" svg:y="1.2cm">
          <text:p text:style-name="P1"><text:span text:style-name="T3">Стратосферный зонд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2.8cm" svg:height="11.6cm" svg:x="1cm" svg:y="1.2cm">
          <text:p text:style-name="P1"><text:span text:style-name="T4">Интернет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2.708cm" svg:height="11.2cm" draw:transform="skewX (0.00139626340159546) translate (1.1cm 17.2cm)">
          <text:p text:style-name="P1"><text:span text:style-name="T4">Наземная станц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2.3cm" svg:height="1.6cm" svg:x="28.4cm" svg:y="18.5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2.3cm" svg:height="1.6cm" svg:x="28.4cm" svg:y="21.2cm">
          <text:p text:style-name="P1">ADC</text:p>
          <draw:enhanced-geometry svg:viewBox="0 0 21600 21600" draw:type="rectangle" draw:enhanced-path="M 0 0 L 21600 0 21600 21600 0 21600 0 0 Z N"/>
        </draw:custom-shape>
        <draw:connector draw:style-name="gr28" draw:text-style-name="P11" draw:layer="layout" draw:type="line" svg:x1="28.4cm" svg:y1="22cm" svg:x2="27.6cm" svg:y2="22cm" draw:start-shape="id15" draw:start-glue-point="3" draw:end-shape="id22" draw:end-glue-point="1" svg:d="M28400 22000h-800" svg:viewBox="0 0 801 1">
          <text:p/>
        </draw:connector>
        <draw:connector draw:style-name="gr28" draw:text-style-name="P11" draw:layer="layout" draw:type="line" svg:x1="28.4cm" svg:y1="19.3cm" svg:x2="27.6cm" svg:y2="19.3cm" draw:start-shape="id11" draw:start-glue-point="3" draw:end-shape="id23" draw:end-glue-point="1" svg:d="M28400 19300h-800" svg:viewBox="0 0 801 1">
          <text:p/>
        </draw:connector>
        <draw:custom-shape draw:style-name="gr15" draw:text-style-name="P6" xml:id="id23" draw:id="id23" draw:layer="layout" svg:width="5.9cm" svg:height="1.6cm" svg:x="21.7cm" svg:y="18.5cm">
          <text:p text:style-name="P1">Барометр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9-01-14T21:51:07.367615199</dc:date>
    <meta:editing-duration>PT2H54M31S</meta:editing-duration>
    <meta:editing-cycles>23</meta:editing-cycles>
    <meta:generator>LibreOffice/5.4.6.2$Linux_X86_64 LibreOffice_project/40m0$Build-2</meta:generator>
    <meta:document-statistic meta:object-count="52"/>
  </office:meta>
</office:document-meta>
</file>